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e536ba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8385e6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4b222e" style:parent-style-name="Normal">
      <style:text-properties fo:font-size="11.0pt" style:font-name-asian="Cambria" style:font-size-asian="11.0pt"/>
    </style:style>
    <style:style style:family="table-cell" style:name="a0f998c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f3964" style:parent-style-name="Normal">
      <style:text-properties fo:font-size="11.0pt" style:font-name-asian="Cambria" style:font-size-asian="11.0pt"/>
    </style:style>
    <style:style style:family="table-cell" style:name="a8480f6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845c34" style:parent-style-name="Normal">
      <style:text-properties fo:font-size="11.0pt" style:font-name-asian="Cambria" style:font-size-asian="11.0pt"/>
    </style:style>
    <style:style style:family="table-cell" style:name="afa1b58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5f7fb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fdadb3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b50a02" style:parent-style-name="Normal">
      <style:text-properties fo:country="DE" fo:font-size="11.0pt" fo:language="de" style:font-name-asian="Cambria" style:font-size-asian="11.0pt"/>
    </style:style>
    <style:style style:family="table-cell" style:name="a444475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bf72f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740dc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4ff2a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1662d0" style:parent-style-name="Normal">
      <style:text-properties fo:country="DE" fo:font-size="11.0pt" fo:language="de" style:font-name-asian="Cambria" style:font-size-asian="11.0pt"/>
    </style:style>
    <style:style style:family="table-cell" style:name="a310393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4dc89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fa7d6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fc1f55" style:parent-style-name="Normal">
      <style:text-properties fo:country="DE" fo:font-size="11.0pt" fo:language="de" style:font-name-asian="Cambria" style:font-size-asian="11.0pt"/>
    </style:style>
    <style:style style:family="paragraph" style:name="aaf29b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fc165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17d701" style:parent-style-name="Normal">
      <style:text-properties fo:country="DE" fo:font-size="11.0pt" fo:language="de" style:font-name-asian="Cambria" style:font-size-asian="11.0pt"/>
    </style:style>
    <style:style style:family="table-cell" style:name="a30b91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56619">
      <style:table-row-properties style:row-height="25.01mm"/>
    </style:style>
    <style:style style:family="paragraph" style:name="aabb700" style:parent-style-name="Normal">
      <style:text-properties fo:country="DE" fo:font-size="11.0pt" fo:language="de" style:font-name-asian="Cambria" style:font-size-asian="11.0pt"/>
    </style:style>
    <style:style style:family="table-cell" style:name="a31ffb6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550ee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daedf8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078b01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e8c769" style:parent-style-name="Normal">
      <style:text-properties fo:font-size="11.0pt" style:font-name-asian="Cambria" style:font-size-asian="11.0pt"/>
    </style:style>
    <style:style style:family="table-cell" style:name="a1c03ef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e5478b">
      <style:table-row-properties style:row-height="40.01mm"/>
    </style:style>
    <style:style style:family="table-column" style:name="a288e9b">
      <style:table-column-properties style:rel-column-width="25*"/>
    </style:style>
    <style:style style:family="table" style:name="a681f54">
      <style:table-properties fo:margin-left="0.0mm" style:width="16.249cm" table:align="left"/>
    </style:style>
    <style:style style:family="paragraph" style:name="a90d213" style:parent-style-name="Heading2">
      <style:paragraph-properties/>
    </style:style>
    <style:style style:family="paragraph" style:name="a8e1bfe" style:parent-style-name="Normal">
      <style:text-properties fo:color="#000000" fo:country="DE" fo:language="de" style:font-name-asian="Cambria" style:font-size-asian="11.0pt"/>
    </style:style>
    <style:style style:family="table-cell" style:name="ac7f2fa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db52ee" style:parent-style-name="Normal">
      <style:text-properties fo:color="#000000" fo:country="DE" fo:language="de" style:font-name-asian="Cambria" style:font-size-asian="11.0pt"/>
    </style:style>
    <style:style style:family="table-cell" style:name="a3f8fbe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bdcdba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47bb3a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42b96f">
      <style:table-row-properties style:row-height="15.01mm"/>
    </style:style>
    <style:style style:family="paragraph" style:name="a045fa4" style:parent-style-name="Normal">
      <style:text-properties fo:color="#000000" fo:country="DE" fo:language="de" style:font-name-asian="Cambria" style:font-size-asian="11.0pt"/>
    </style:style>
    <style:style style:family="table-cell" style:name="ad0a0b2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e9cdd6" style:parent-style-name="Normal">
      <style:text-properties fo:color="#000000" fo:country="DE" fo:language="de" style:font-name-asian="Cambria" style:font-size-asian="11.0pt"/>
    </style:style>
    <style:style style:family="table-cell" style:name="ad5f861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da735b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4882bb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4d03cc">
      <style:table-row-properties style:row-height="15.01mm"/>
    </style:style>
    <style:style style:family="paragraph" style:name="ac00546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fb1070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91c1f7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be532a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02544b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15180e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cd3f56">
      <style:table-row-properties style:row-height="15.01mm"/>
    </style:style>
    <style:style style:family="table-column" style:name="a7e734b">
      <style:table-column-properties style:rel-column-width="33*"/>
    </style:style>
    <style:style style:family="table" style:name="a84e20a">
      <style:table-properties fo:margin-left="0.0mm" style:width="16.249cm" table:align="left"/>
    </style:style>
    <style:style style:family="paragraph" style:name="a938f33" style:parent-style-name="Heading2">
      <style:paragraph-properties/>
    </style:style>
    <style:style style:family="paragraph" style:name="ac6eb1b" style:parent-style-name="Normal">
      <style:text-properties fo:font-size="11.0pt" style:font-name-asian="Cambria" style:font-size-asian="11.0pt"/>
    </style:style>
    <style:style style:family="table-cell" style:name="aa6988d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c9065e" style:parent-style-name="Normal">
      <style:text-properties fo:font-size="11.0pt" style:font-name-asian="Cambria" style:font-size-asian="11.0pt"/>
    </style:style>
    <style:style style:family="table-cell" style:name="a4fe57d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2b997b" style:parent-style-name="Normal">
      <style:text-properties fo:font-size="11.0pt" style:font-name-asian="Cambria" style:font-size-asian="11.0pt"/>
    </style:style>
    <style:style style:family="table-cell" style:name="ad925a8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5d3e4a">
      <style:table-row-properties style:row-height="10.0mm"/>
    </style:style>
    <style:style style:family="paragraph" style:name="aeaf87a" style:parent-style-name="Normal">
      <style:text-properties fo:font-size="11.0pt" style:font-name-asian="Cambria" style:font-size-asian="11.0pt"/>
    </style:style>
    <style:style style:family="table-cell" style:name="ab57d47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65708a" style:parent-style-name="Normal">
      <style:text-properties fo:font-size="11.0pt" style:font-name-asian="Cambria" style:font-size-asian="11.0pt"/>
    </style:style>
    <style:style style:family="table-cell" style:name="a105ae6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5e119b" style:parent-style-name="Normal">
      <style:text-properties fo:font-size="11.0pt" style:font-name-asian="Cambria" style:font-size-asian="11.0pt"/>
    </style:style>
    <style:style style:family="table-cell" style:name="a62d6ab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f7f8c3">
      <style:table-row-properties style:row-height="10.0mm"/>
    </style:style>
    <style:style style:family="paragraph" style:name="afac367" style:parent-style-name="Normal">
      <style:text-properties fo:font-size="11.0pt" style:font-name-asian="Cambria" style:font-size-asian="11.0pt"/>
    </style:style>
    <style:style style:family="table-cell" style:name="a235c9d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dea3f2" style:parent-style-name="Normal">
      <style:text-properties fo:font-size="11.0pt" style:font-name-asian="Cambria" style:font-size-asian="11.0pt"/>
    </style:style>
    <style:style style:family="table-cell" style:name="a5aad8e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c4b834" style:parent-style-name="Normal">
      <style:text-properties fo:font-size="11.0pt" style:font-name-asian="Cambria" style:font-size-asian="11.0pt"/>
    </style:style>
    <style:style style:family="table-cell" style:name="a9b949c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0f626c">
      <style:table-row-properties style:row-height="10.0mm"/>
    </style:style>
    <style:style style:family="table-column" style:name="a2b2154">
      <style:table-column-properties style:rel-column-width="33*"/>
    </style:style>
    <style:style style:family="table" style:name="a18c503">
      <style:table-properties fo:margin-left="0.0mm" style:width="12.187cm" table:align="left"/>
    </style:style>
    <style:style style:family="paragraph" style:name="a14e5a5" style:parent-style-name="Heading2">
      <style:paragraph-properties/>
    </style:style>
    <style:style style:family="paragraph" style:name="a442d4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6c8d6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1d01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d40e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4c8b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fa3d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c746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8a14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d66b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5ed6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f39537" style:parent-style-name="Normal">
      <style:text-properties fo:color="#000000" fo:country="DE" fo:font-size="11.0pt" fo:language="de" style:font-size-asian="11.0pt"/>
    </style:style>
    <style:style style:family="table-cell" style:name="af9fee6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eb346f">
      <style:table-row-properties style:row-height="6.77mm"/>
    </style:style>
    <style:style style:family="paragraph" style:name="ab5b19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85819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9beec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2fd3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7166e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5f4ac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ac2d3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771c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64e96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a070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b90f4" style:parent-style-name="Normal">
      <style:text-properties fo:color="#000000" fo:country="DE" fo:font-size="11.0pt" fo:language="de" style:font-size-asian="11.0pt"/>
    </style:style>
    <style:style style:family="table-cell" style:name="ad8e1b6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674c2">
      <style:table-row-properties style:row-height="6.77mm"/>
    </style:style>
    <style:style style:family="paragraph" style:name="aba534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a246e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1474a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d7cc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29283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5641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d31d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180d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9cf0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4def3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56356" style:parent-style-name="Normal">
      <style:text-properties fo:color="#000000" fo:country="DE" fo:font-size="11.0pt" fo:language="de" style:font-size-asian="11.0pt"/>
    </style:style>
    <style:style style:family="table-cell" style:name="a1538dc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3eb61c">
      <style:table-row-properties style:row-height="6.77mm"/>
    </style:style>
    <style:style style:family="paragraph" style:name="a3fb7d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323f2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cba7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b44b7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bc52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7248e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f731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b860a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554d3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0f7e3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115a8" style:parent-style-name="Normal">
      <style:text-properties fo:color="#000000" fo:country="DE" fo:font-size="11.0pt" fo:language="de" style:font-size-asian="11.0pt"/>
    </style:style>
    <style:style style:family="table-cell" style:name="a541912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349d2d">
      <style:table-row-properties style:row-height="6.77mm"/>
    </style:style>
    <style:style style:family="paragraph" style:name="a58723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eda64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e513a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4f87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b7eb3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8ad8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ac67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69ee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f6fc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02c18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f9048" style:parent-style-name="Normal">
      <style:text-properties fo:color="#000000" fo:country="DE" fo:font-size="11.0pt" fo:language="de" style:font-size-asian="11.0pt"/>
    </style:style>
    <style:style style:family="table-cell" style:name="a73e728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5d31d1">
      <style:table-row-properties style:row-height="6.77mm"/>
    </style:style>
    <style:style style:family="paragraph" style:name="a918bc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22e25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7abf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3c484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4cccc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c368e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189d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af223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fd31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4adde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0aab7a" style:parent-style-name="Normal">
      <style:text-properties fo:color="#000000" fo:country="DE" fo:font-size="11.0pt" fo:language="de" style:font-size-asian="11.0pt"/>
    </style:style>
    <style:style style:family="table-cell" style:name="ad43a3d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04452f">
      <style:table-row-properties style:row-height="6.77mm"/>
    </style:style>
    <style:style style:family="table-column" style:name="a02e1a8">
      <style:table-column-properties style:rel-column-width="16*"/>
    </style:style>
    <style:style style:family="table-column" style:name="afc2252">
      <style:table-column-properties style:rel-column-width="17*"/>
    </style:style>
    <style:style style:family="table-column" style:name="a1045d0">
      <style:table-column-properties style:rel-column-width="16*"/>
    </style:style>
    <style:style style:family="table" style:name="a4e4e86">
      <style:table-properties fo:margin-left="0.0mm" style:width="16.453cm" table:align="left"/>
    </style:style>
    <style:style style:family="paragraph" style:name="ab5f92b" style:parent-style-name="Heading2">
      <style:paragraph-properties/>
    </style:style>
    <style:style style:family="paragraph" style:name="a7e0a3a" style:parent-style-name="Normal">
      <style:text-properties fo:country="DE" fo:font-size="11.0pt" fo:language="de" style:font-name-asian="Cambria" style:font-size-asian="11.0pt"/>
    </style:style>
    <style:style style:family="table-cell" style:name="a7edf8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ba35a" style:parent-style-name="Normal">
      <style:text-properties fo:country="DE" fo:font-size="11.0pt" fo:language="de" style:font-name-asian="Cambria" style:font-size-asian="11.0pt"/>
    </style:style>
    <style:style style:family="table-cell" style:name="a1de8d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4f54c" style:parent-style-name="Normal">
      <style:text-properties fo:country="DE" fo:font-size="11.0pt" fo:language="de" style:font-name-asian="Cambria" style:font-size-asian="11.0pt"/>
    </style:style>
    <style:style style:family="table-cell" style:name="a173df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c6447" style:parent-style-name="Normal">
      <style:text-properties fo:country="DE" fo:font-size="11.0pt" fo:language="de" style:font-name-asian="Cambria" style:font-size-asian="11.0pt"/>
    </style:style>
    <style:style style:family="table-cell" style:name="ab2b6e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95e72">
      <style:table-row-properties style:row-height="10.0mm"/>
    </style:style>
    <style:style style:family="paragraph" style:name="ac2ae33" style:parent-style-name="Normal">
      <style:text-properties fo:country="DE" fo:font-size="11.0pt" fo:language="de" style:font-name-asian="Cambria" style:font-size-asian="11.0pt"/>
    </style:style>
    <style:style style:family="table-cell" style:name="ad1bf5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f3ee4" style:parent-style-name="Normal">
      <style:text-properties fo:country="DE" fo:font-size="11.0pt" fo:language="de" style:font-name-asian="Cambria" style:font-size-asian="11.0pt"/>
    </style:style>
    <style:style style:family="table-cell" style:name="a53207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7ebd7" style:parent-style-name="Normal">
      <style:text-properties fo:country="DE" fo:font-size="11.0pt" fo:language="de" style:font-name-asian="Cambria" style:font-size-asian="11.0pt"/>
    </style:style>
    <style:style style:family="table-cell" style:name="ab86c8d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4e292" style:parent-style-name="Normal">
      <style:text-properties fo:country="DE" fo:font-size="11.0pt" fo:language="de" style:font-name-asian="Cambria" style:font-size-asian="11.0pt"/>
    </style:style>
    <style:style style:family="table-cell" style:name="a792fc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1b5d7">
      <style:table-row-properties style:row-height="10.0mm"/>
    </style:style>
    <style:style style:family="paragraph" style:name="ac7643a" style:parent-style-name="Normal">
      <style:text-properties fo:country="DE" fo:font-size="11.0pt" fo:language="de" style:font-name-asian="Cambria" style:font-size-asian="11.0pt"/>
    </style:style>
    <style:style style:family="table-cell" style:name="ab5d57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41489" style:parent-style-name="Normal">
      <style:text-properties fo:country="DE" fo:font-size="11.0pt" fo:language="de" style:font-name-asian="Cambria" style:font-size-asian="11.0pt"/>
    </style:style>
    <style:style style:family="table-cell" style:name="acf6ce9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56c96" style:parent-style-name="Normal">
      <style:text-properties fo:country="DE" fo:font-size="11.0pt" fo:language="de" style:font-name-asian="Cambria" style:font-size-asian="11.0pt"/>
    </style:style>
    <style:style style:family="table-cell" style:name="a73f1e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7e35a" style:parent-style-name="Normal">
      <style:text-properties fo:country="DE" fo:font-size="11.0pt" fo:language="de" style:font-name-asian="Cambria" style:font-size-asian="11.0pt"/>
    </style:style>
    <style:style style:family="table-cell" style:name="adaca2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a5d24">
      <style:table-row-properties style:row-height="20.0mm"/>
    </style:style>
    <style:style style:family="paragraph" style:name="a8a44bb" style:parent-style-name="Normal">
      <style:text-properties fo:country="DE" fo:font-size="11.0pt" fo:language="de" style:font-name-asian="Cambria" style:font-size-asian="11.0pt"/>
    </style:style>
    <style:style style:family="table-cell" style:name="ae8b2dc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1fba3" style:parent-style-name="Normal">
      <style:text-properties fo:country="DE" fo:font-size="11.0pt" fo:language="de" style:font-name-asian="Cambria" style:font-size-asian="11.0pt"/>
    </style:style>
    <style:style style:family="table-cell" style:name="a3b358e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7be48" style:parent-style-name="Normal">
      <style:text-properties fo:country="DE" fo:font-size="11.0pt" fo:language="de" style:font-name-asian="Cambria" style:font-size-asian="11.0pt"/>
    </style:style>
    <style:style style:family="table-cell" style:name="a92cb6d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1b558" style:parent-style-name="Normal">
      <style:text-properties fo:country="DE" fo:font-size="11.0pt" fo:language="de" style:font-name-asian="Cambria" style:font-size-asian="11.0pt"/>
    </style:style>
    <style:style style:family="table-cell" style:name="a12661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9b681">
      <style:table-row-properties style:row-height="10.0mm"/>
    </style:style>
    <style:style style:family="table-column" style:name="a1e0fb4">
      <style:table-column-properties style:rel-column-width="25*"/>
    </style:style>
    <style:style style:family="table" style:name="a0f03bf">
      <style:table-properties fo:margin-left="0.0mm" style:width="16.249cm" table:align="left"/>
    </style:style>
    <style:style style:family="paragraph" style:name="aefe786" style:parent-style-name="Heading2">
      <style:paragraph-properties/>
    </style:style>
    <style:style style:family="paragraph" style:name="a1531f5" style:parent-style-name="Title">
      <style:paragraph-properties fo:break-before="page"/>
    </style:style>
  </office:automatic-styles>
  <office:body>
    <office:text>
      <text:p text:style-name="a1531f5">Tables</text:p>
      <text:p text:style-name="Subtitle">Examples</text:p>
      <text:h text:outline-level="2" text:style-name="aefe786">Table with different background colors (hard coded)</text:h>
      <text:p text:style-name="Normal"/>
      <table:table table:style-name="a0f03bf">
        <table:table-column table:number-columns-repeated="4" table:style-name="a1e0fb4"/>
        <table:table-row table:style-name="ab9b681">
          <table:table-cell table:style-name="a126613">
            <text:p text:style-name="af1b558">1</text:p>
          </table:table-cell>
          <table:table-cell table:style-name="a92cb6d">
            <text:p text:style-name="ab7be48">2</text:p>
          </table:table-cell>
          <table:table-cell table:style-name="a3b358e">
            <text:p text:style-name="a11fba3">3</text:p>
          </table:table-cell>
          <table:table-cell table:style-name="ae8b2dc">
            <text:p text:style-name="a8a44bb">4</text:p>
          </table:table-cell>
        </table:table-row>
        <table:table-row table:style-name="a3a5d24">
          <table:table-cell table:style-name="adaca21">
            <text:p text:style-name="ae7e35a">5</text:p>
          </table:table-cell>
          <table:table-cell table:style-name="a73f1ef">
            <text:p text:style-name="a256c96">6</text:p>
          </table:table-cell>
          <table:table-cell table:style-name="acf6ce9">
            <text:p text:style-name="a041489">7</text:p>
          </table:table-cell>
          <table:table-cell table:style-name="ab5d57e">
            <text:p text:style-name="ac7643a">8</text:p>
          </table:table-cell>
        </table:table-row>
        <table:table-row table:style-name="ab1b5d7">
          <table:table-cell table:style-name="a792fcf">
            <text:p text:style-name="a64e292">9</text:p>
          </table:table-cell>
          <table:table-cell table:style-name="ab86c8d">
            <text:p text:style-name="a97ebd7">10</text:p>
          </table:table-cell>
          <table:table-cell table:style-name="a53207f">
            <text:p text:style-name="aef3ee4">11</text:p>
          </table:table-cell>
          <table:table-cell table:style-name="ad1bf54">
            <text:p text:style-name="ac2ae33">12</text:p>
          </table:table-cell>
        </table:table-row>
        <table:table-row table:style-name="ab95e72">
          <table:table-cell table:style-name="ab2b6e2">
            <text:p text:style-name="a1c6447">13</text:p>
          </table:table-cell>
          <table:table-cell table:style-name="a173dff">
            <text:p text:style-name="aa4f54c">14</text:p>
          </table:table-cell>
          <table:table-cell table:style-name="a1de8d9">
            <text:p text:style-name="acba35a">15</text:p>
          </table:table-cell>
          <table:table-cell table:style-name="a7edf85">
            <text:p text:style-name="a7e0a3a">16</text:p>
          </table:table-cell>
        </table:table-row>
      </table:table>
      <text:p text:style-name="Normal"/>
      <text:h text:outline-level="2" text:style-name="ab5f92b">Table with different background colors (theme, toggle background)</text:h>
      <text:p text:style-name="Normal"/>
      <table:table table:style-name="a4e4e86">
        <table:table-column table:style-name="a1045d0"/>
        <table:table-column table:number-columns-repeated="4" table:style-name="afc2252"/>
        <table:table-column table:style-name="a02e1a8"/>
        <table:table-row table:style-name="a04452f">
          <table:table-cell table:style-name="ad43a3d">
            <text:p text:style-name="a0aab7a">Point</text:p>
          </table:table-cell>
          <table:table-cell table:style-name="ad4adde">
            <text:p text:style-name="aafd311">Point<text:s/>A</text:p>
          </table:table-cell>
          <table:table-cell table:style-name="a2af223">
            <text:p text:style-name="a6189dc">Point<text:s/>B</text:p>
          </table:table-cell>
          <table:table-cell table:style-name="a8c368e">
            <text:p text:style-name="a4cccc1">Point<text:s/>C</text:p>
          </table:table-cell>
          <table:table-cell table:style-name="a53c484">
            <text:p text:style-name="af7abf4">Point<text:s/>D</text:p>
          </table:table-cell>
          <table:table-cell table:style-name="a122e25">
            <text:p text:style-name="a918bc0">Point<text:s/>E</text:p>
          </table:table-cell>
        </table:table-row>
        <table:table-row table:style-name="a5d31d1">
          <table:table-cell table:style-name="a73e728">
            <text:p text:style-name="aef9048">Point<text:s/>A</text:p>
          </table:table-cell>
          <table:table-cell table:style-name="a002c18">
            <text:p text:style-name="acf6fc3">—</text:p>
          </table:table-cell>
          <table:table-cell table:style-name="a469eec">
            <text:p text:style-name="a8ac673"/>
          </table:table-cell>
          <table:table-cell table:style-name="a18ad8e">
            <text:p text:style-name="ab7eb3b"/>
          </table:table-cell>
          <table:table-cell table:style-name="a24f87d">
            <text:p text:style-name="ae513a2"/>
          </table:table-cell>
          <table:table-cell table:style-name="aeeda64">
            <text:p text:style-name="a58723b"/>
          </table:table-cell>
        </table:table-row>
        <table:table-row table:style-name="a349d2d">
          <table:table-cell table:style-name="a541912">
            <text:p text:style-name="a2115a8">Point<text:s/>B</text:p>
          </table:table-cell>
          <table:table-cell table:style-name="aa0f7e3">
            <text:p text:style-name="a554d36">87</text:p>
          </table:table-cell>
          <table:table-cell table:style-name="a9b860a">
            <text:p text:style-name="aef7313">—</text:p>
          </table:table-cell>
          <table:table-cell table:style-name="ac7248e">
            <text:p text:style-name="a9bc527"/>
          </table:table-cell>
          <table:table-cell table:style-name="a7b44b7">
            <text:p text:style-name="afcba7d"/>
          </table:table-cell>
          <table:table-cell table:style-name="ac323f2">
            <text:p text:style-name="a3fb7d7"/>
          </table:table-cell>
        </table:table-row>
        <table:table-row table:style-name="a3eb61c">
          <table:table-cell table:style-name="a1538dc">
            <text:p text:style-name="a356356">Point<text:s/>C</text:p>
          </table:table-cell>
          <table:table-cell table:style-name="af4def3">
            <text:p text:style-name="a19cf0c">64</text:p>
          </table:table-cell>
          <table:table-cell table:style-name="a3180d0">
            <text:p text:style-name="a3d31d3">56</text:p>
          </table:table-cell>
          <table:table-cell table:style-name="ae56416">
            <text:p text:style-name="a292836">—</text:p>
          </table:table-cell>
          <table:table-cell table:style-name="acd7ccc">
            <text:p text:style-name="a1474ad"/>
          </table:table-cell>
          <table:table-cell table:style-name="a4a246e">
            <text:p text:style-name="aba5344"/>
          </table:table-cell>
        </table:table-row>
        <table:table-row table:style-name="a9674c2">
          <table:table-cell table:style-name="ad8e1b6">
            <text:p text:style-name="aeb90f4">Point<text:s/>D</text:p>
          </table:table-cell>
          <table:table-cell table:style-name="a1a0706">
            <text:p text:style-name="a64e963">37</text:p>
          </table:table-cell>
          <table:table-cell table:style-name="ac771c4">
            <text:p text:style-name="aac2d3c">32</text:p>
          </table:table-cell>
          <table:table-cell table:style-name="a85f4ac">
            <text:p text:style-name="a7166ec">91</text:p>
          </table:table-cell>
          <table:table-cell table:style-name="a52fd30">
            <text:p text:style-name="a9beec5">—</text:p>
          </table:table-cell>
          <table:table-cell table:style-name="a085819">
            <text:p text:style-name="ab5b191"/>
          </table:table-cell>
        </table:table-row>
        <table:table-row table:style-name="aeb346f">
          <table:table-cell table:style-name="af9fee6">
            <text:p text:style-name="af39537">Point<text:s/>E</text:p>
          </table:table-cell>
          <table:table-cell table:style-name="a75ed64">
            <text:p text:style-name="afd66b9">93</text:p>
          </table:table-cell>
          <table:table-cell table:style-name="af8a145">
            <text:p text:style-name="a6c746e">35</text:p>
          </table:table-cell>
          <table:table-cell table:style-name="affa3d9">
            <text:p text:style-name="ab4c8b8">54</text:p>
          </table:table-cell>
          <table:table-cell table:style-name="a0d40e0">
            <text:p text:style-name="af1d013">43</text:p>
          </table:table-cell>
          <table:table-cell table:style-name="ac6c8d6">
            <text:p text:style-name="a442d4f">—</text:p>
          </table:table-cell>
        </table:table-row>
      </table:table>
      <text:p text:style-name="Normal"/>
      <text:p text:style-name="Normal"/>
      <text:h text:outline-level="2" text:style-name="a14e5a5">Thick table border, but cell can overrule<text:s/>table border</text:h>
      <text:p text:style-name="Normal"/>
      <table:table table:style-name="a18c503">
        <table:table-column table:number-columns-repeated="3" table:style-name="a2b2154"/>
        <table:table-row table:style-name="a0f626c">
          <table:table-cell table:style-name="a9b949c">
            <text:p text:style-name="ac4b834"/>
          </table:table-cell>
          <table:table-cell table:style-name="a5aad8e">
            <text:p text:style-name="adea3f2"/>
          </table:table-cell>
          <table:table-cell table:style-name="a235c9d">
            <text:p text:style-name="afac367"/>
          </table:table-cell>
        </table:table-row>
        <table:table-row table:style-name="af7f8c3">
          <table:table-cell table:style-name="a62d6ab">
            <text:p text:style-name="a5e119b"/>
          </table:table-cell>
          <table:table-cell table:style-name="a105ae6">
            <text:p text:style-name="a65708a"/>
          </table:table-cell>
          <table:table-cell table:style-name="ab57d47">
            <text:p text:style-name="aeaf87a"/>
          </table:table-cell>
        </table:table-row>
        <table:table-row table:style-name="a5d3e4a">
          <table:table-cell table:style-name="ad925a8">
            <text:p text:style-name="a2b997b"/>
          </table:table-cell>
          <table:table-cell table:style-name="a4fe57d">
            <text:p text:style-name="ac9065e"/>
          </table:table-cell>
          <table:table-cell table:style-name="aa6988d">
            <text:p text:style-name="ac6eb1b"/>
          </table:table-cell>
        </table:table-row>
      </table:table>
      <text:p text:style-name="Normal"/>
      <text:h text:outline-level="2" text:style-name="a938f33">Table with background color for top-left, top-right, bottom-left and bottom-right cell</text:h>
      <table:table table:style-name="a84e20a">
        <table:table-column table:number-columns-repeated="3" table:style-name="a7e734b"/>
        <table:table-row table:style-name="acd3f56">
          <table:table-cell table:style-name="a15180e">
            <text:p text:style-name="a02544b">Erste Ecke oben links</text:p>
          </table:table-cell>
          <table:table-cell table:style-name="abe532a">
            <text:p text:style-name="a91c1f7">1</text:p>
          </table:table-cell>
          <table:table-cell table:style-name="afb1070">
            <text:p text:style-name="ac00546">2</text:p>
          </table:table-cell>
        </table:table-row>
        <table:table-row table:style-name="a4d03cc">
          <table:table-cell table:style-name="a4882bb">
            <text:p text:style-name="ada735b">Zweite Ecke oben links</text:p>
          </table:table-cell>
          <table:table-cell table:style-name="ad5f861">
            <text:p text:style-name="ae9cdd6">3</text:p>
          </table:table-cell>
          <table:table-cell table:style-name="ad0a0b2">
            <text:p text:style-name="a045fa4">4</text:p>
          </table:table-cell>
        </table:table-row>
        <table:table-row table:style-name="a42b96f">
          <table:table-cell table:style-name="a47bb3a">
            <text:p text:style-name="abdcdba">Dritte Ecke oben links</text:p>
          </table:table-cell>
          <table:table-cell table:style-name="a3f8fbe">
            <text:p text:style-name="adb52ee">5</text:p>
          </table:table-cell>
          <table:table-cell table:style-name="ac7f2fa">
            <text:p text:style-name="a8e1bfe">6</text:p>
          </table:table-cell>
        </table:table-row>
      </table:table>
      <text:p text:style-name="Normal"/>
      <text:p text:style-name="Normal"/>
      <text:h text:outline-level="2" text:style-name="a90d213">Funny Table</text:h>
      <text:p text:style-name="Normal"/>
      <table:table table:style-name="a681f54">
        <table:table-column table:number-columns-repeated="4" table:style-name="a288e9b"/>
        <table:table-row table:style-name="ae5478b">
          <table:table-cell table:number-columns-spanned="2" table:style-name="a1c03ef">
            <text:p text:style-name="ae8c769">A big cell with thick border</text:p>
          </table:table-cell>
          <table:table-cell table:style-name="a078b01">
            <text:p text:style-name="adaedf8">Para1</text:p>
            <text:p text:style-name="a1550ee">Para2</text:p>
          </table:table-cell>
          <table:table-cell table:style-name="a31ffb6">
            <text:p text:style-name="aabb700">Hello world!</text:p>
          </table:table-cell>
        </table:table-row>
        <table:table-row table:style-name="ae56619">
          <table:table-cell table:style-name="a30b913">
            <text:p text:style-name="a17d701"/>
          </table:table-cell>
          <table:table-cell table:number-columns-spanned="2" table:style-name="a1fc165">
            <text:p text:style-name="aaf29bf">Cell background is green.</text:p>
            <text:p text:style-name="afc1f55"/>
          </table:table-cell>
          <table:table-cell table:style-name="a1fa7d6">
            <text:p text:style-name="a4dc897"/>
          </table:table-cell>
        </table:table-row>
        <table:table-row>
          <table:table-cell table:style-name="a310393">
            <text:p text:style-name="a1662d0"/>
          </table:table-cell>
          <table:table-cell table:style-name="a44ff2a">
            <text:p text:style-name="a740dc7">Thick red border</text:p>
            <text:p text:style-name="abf72f6"/>
          </table:table-cell>
          <table:table-cell table:style-name="a444475">
            <text:p text:style-name="ab50a02"/>
          </table:table-cell>
          <table:table-cell table:style-name="afdadb3">
            <text:p text:style-name="a55f7fb"/>
          </table:table-cell>
        </table:table-row>
        <table:table-row>
          <table:table-cell table:style-name="afa1b58">
            <text:p text:style-name="a845c34">Thick border at bottom of 3 cells</text:p>
          </table:table-cell>
          <table:table-cell table:style-name="a8480f6">
            <text:p text:style-name="a4f3964"/>
          </table:table-cell>
          <table:table-cell table:style-name="a0f998c">
            <text:p text:style-name="a4b222e"/>
          </table:table-cell>
          <table:table-cell table:style-name="a8385e6">
            <text:p text:style-name="ae536ba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11S</meta:editing-duration>
  </office:meta>
</office:document-meta>
</file>